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7" style:family="paragraph" style:parent-style-name="Table_20_Contents">
      <style:text-properties style:font-name="Liberation Sans" fo:font-size="12pt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39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1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2" style:family="paragraph" style:parent-style-name="Standard">
      <style:text-properties officeooo:paragraph-rsid="0b0ddd8e"/>
    </style:style>
    <style:style style:name="P43" style:family="paragraph" style:parent-style-name="Standard">
      <style:text-properties officeooo:paragraph-rsid="0ca56a54"/>
    </style:style>
    <style:style style:name="P44" style:family="paragraph" style:parent-style-name="Standard">
      <style:text-properties officeooo:paragraph-rsid="0ca5faa5"/>
    </style:style>
    <style:style style:name="P45" style:family="paragraph" style:parent-style-name="Standard">
      <style:text-properties officeooo:paragraph-rsid="0ca6ddb9"/>
    </style:style>
    <style:style style:name="P46" style:family="paragraph" style:parent-style-name="Standard">
      <style:text-properties officeooo:paragraph-rsid="04f68805"/>
    </style:style>
    <style:style style:name="P47" style:family="paragraph" style:parent-style-name="Standard">
      <style:text-properties officeooo:paragraph-rsid="0bad8f69"/>
    </style:style>
    <style:style style:name="P48" style:family="paragraph" style:parent-style-name="Standard">
      <style:text-properties officeooo:paragraph-rsid="0a0f7b62"/>
    </style:style>
    <style:style style:name="P49" style:family="paragraph" style:parent-style-name="Standard">
      <style:text-properties officeooo:paragraph-rsid="0cb27039"/>
    </style:style>
    <style:style style:name="P50" style:family="paragraph" style:parent-style-name="Standard">
      <style:text-properties officeooo:paragraph-rsid="0cc50ec9"/>
    </style:style>
    <style:style style:name="P51" style:family="paragraph" style:parent-style-name="Standard">
      <style:text-properties officeooo:paragraph-rsid="0cc5fe5b"/>
    </style:style>
    <style:style style:name="P52" style:family="paragraph" style:parent-style-name="Standard">
      <style:text-properties officeooo:paragraph-rsid="0d1ec96e"/>
    </style:style>
    <style:style style:name="P53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5" style:family="paragraph" style:parent-style-name="Standard">
      <style:text-properties officeooo:paragraph-rsid="0d2e61eb"/>
    </style:style>
    <style:style style:name="P56" style:family="paragraph" style:parent-style-name="Standard">
      <style:text-properties officeooo:paragraph-rsid="0d804757"/>
    </style:style>
    <style:style style:name="P57" style:family="paragraph" style:parent-style-name="Standard">
      <style:text-properties officeooo:paragraph-rsid="0d1be4a7"/>
    </style:style>
    <style:style style:name="P58" style:family="paragraph" style:parent-style-name="Standard">
      <style:text-properties officeooo:paragraph-rsid="0daa4aef"/>
    </style:style>
    <style:style style:name="P59" style:family="paragraph" style:parent-style-name="Standard">
      <style:text-properties officeooo:paragraph-rsid="0daef67d"/>
    </style:style>
    <style:style style:name="P60" style:family="paragraph" style:parent-style-name="Standard">
      <style:text-properties officeooo:paragraph-rsid="0db0d4d1"/>
    </style:style>
    <style:style style:name="P61" style:family="paragraph" style:parent-style-name="Standard">
      <style:text-properties officeooo:paragraph-rsid="0dce9327"/>
    </style:style>
    <style:style style:name="P62" style:family="paragraph" style:parent-style-name="Standard">
      <style:text-properties officeooo:rsid="0dde9a1c" officeooo:paragraph-rsid="0dde9a1c"/>
    </style:style>
    <style:style style:name="P63" style:family="paragraph" style:parent-style-name="Standard">
      <style:text-properties officeooo:rsid="0dde9a1c" officeooo:paragraph-rsid="0ddfbc49"/>
    </style:style>
    <style:style style:name="P64" style:family="paragraph" style:parent-style-name="Standard">
      <style:text-properties officeooo:paragraph-rsid="0deb3f7d"/>
    </style:style>
    <style:style style:name="P65" style:family="paragraph" style:parent-style-name="Footnote">
      <style:text-properties officeooo:paragraph-rsid="04473353"/>
    </style:style>
    <style:style style:name="P66" style:family="paragraph" style:parent-style-name="Footnote">
      <style:text-properties officeooo:paragraph-rsid="0cf7e116"/>
    </style:style>
    <style:style style:name="P67" style:family="paragraph" style:parent-style-name="Footnote">
      <style:text-properties officeooo:rsid="043ccc66" officeooo:paragraph-rsid="0dca2508"/>
    </style:style>
    <style:style style:name="P68" style:family="paragraph" style:parent-style-name="Footnote">
      <style:text-properties officeooo:rsid="043ccc66" officeooo:paragraph-rsid="0e5afad8"/>
    </style:style>
    <style:style style:name="P69" style:family="paragraph" style:parent-style-name="Standard">
      <style:text-properties officeooo:paragraph-rsid="0e0f3ce4"/>
    </style:style>
    <style:style style:name="P70" style:family="paragraph" style:parent-style-name="Standard">
      <style:text-properties officeooo:paragraph-rsid="0e153b91"/>
    </style:style>
    <style:style style:name="P71" style:family="paragraph" style:parent-style-name="Standard">
      <style:text-properties officeooo:paragraph-rsid="0e26e14b"/>
    </style:style>
    <style:style style:name="P72" style:family="paragraph" style:parent-style-name="Standard">
      <style:text-properties officeooo:paragraph-rsid="0e5c6890"/>
    </style:style>
    <style:style style:name="P73" style:family="paragraph" style:parent-style-name="Footnote">
      <style:text-properties officeooo:paragraph-rsid="0e72255e"/>
    </style:style>
    <style:style style:name="P74" style:family="paragraph" style:parent-style-name="Footnote">
      <style:text-properties officeooo:paragraph-rsid="0e81bf91"/>
    </style:style>
    <style:style style:name="P75" style:family="paragraph" style:parent-style-name="Standard">
      <style:text-properties officeooo:paragraph-rsid="0e8858a9"/>
    </style:style>
    <style:style style:name="P76" style:family="paragraph" style:parent-style-name="Footnote">
      <style:text-properties officeooo:paragraph-rsid="0e9381e6"/>
    </style:style>
    <style:style style:name="P77" style:family="paragraph" style:parent-style-name="Footnote">
      <style:text-properties officeooo:paragraph-rsid="0e955231"/>
    </style:style>
    <style:style style:name="P78" style:family="paragraph" style:parent-style-name="Footnote">
      <style:text-properties officeooo:paragraph-rsid="0ea78533"/>
    </style:style>
    <style:style style:name="P79" style:family="paragraph" style:parent-style-name="Standard">
      <style:text-properties officeooo:paragraph-rsid="0ea9445c"/>
    </style:style>
    <style:style style:name="P80" style:family="paragraph" style:parent-style-name="Footnote">
      <style:text-properties officeooo:paragraph-rsid="0ead3525"/>
    </style:style>
    <style:style style:name="P81" style:family="paragraph" style:parent-style-name="Standard">
      <style:text-properties officeooo:paragraph-rsid="0dbf3336"/>
    </style:style>
    <style:style style:name="P82" style:family="paragraph" style:parent-style-name="Standard">
      <style:text-properties officeooo:paragraph-rsid="0eb4913f"/>
    </style:style>
    <style:style style:name="P8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a946c4"/>
    </style:style>
    <style:style style:name="P8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8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>
      <style:text-properties officeooo:paragraph-rsid="0cb27039"/>
    </style:style>
    <style:style style:name="P90" style:family="paragraph" style:parent-style-name="Table_20_Contents">
      <style:text-properties style:font-name="Liberation Sans" fo:font-size="12pt" style:font-size-asian="12pt" style:font-size-complex="12pt"/>
    </style:style>
    <style:style style:name="P9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officeooo:rsid="047da547" style:font-size-asian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font-name="Ubuntu1" fo:font-size="10pt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b351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99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00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1" style:family="text">
      <style:text-properties fo:color="#000000" loext:opacity="100%" style:text-line-through-style="none" style:text-line-through-type="none" style:text-underline-style="none"/>
    </style:style>
    <style:style style:name="T212" style:family="text">
      <style:text-properties fo:color="#000000" loext:opacity="100%" style:text-line-through-style="none" style:text-line-through-type="none" style:text-underline-style="none" officeooo:rsid="0aabd8f8"/>
    </style:style>
    <style:style style:name="T21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6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8" style:family="text">
      <style:text-properties fo:color="#000000" loext:opacity="100%" style:text-line-through-style="none" style:text-line-through-type="none" style:font-name="Droid Sans Mono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2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4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7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8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9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0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1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34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35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3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5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7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68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69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officeooo:rsid="004804ae"/>
    </style:style>
    <style:style style:name="T27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82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83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90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91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93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94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29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9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97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9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99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0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01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0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font-name="Liberation Sans" officeooo:rsid="047da547"/>
    </style:style>
    <style:style style:name="T30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9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1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1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8" style:family="text">
      <style:text-properties style:use-window-font-color="true" loext:opacity="0%" style:font-name="Liberation Sans" fo:font-size="12pt" style:font-size-asian="12pt" style:font-size-complex="12pt"/>
    </style:style>
    <style:style style:name="T329" style:family="text">
      <style:text-properties officeooo:rsid="04473353"/>
    </style:style>
    <style:style style:name="T33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3" style:family="text">
      <style:text-properties officeooo:rsid="0aace3cd"/>
    </style:style>
    <style:style style:name="T334" style:family="text">
      <style:text-properties officeooo:rsid="0b952edb"/>
    </style:style>
    <style:style style:name="T335" style:family="text">
      <style:text-properties fo:font-size="8pt" style:font-size-asian="8pt" style:font-size-complex="8pt" loext:padding="0.049cm" loext:border="0.31pt solid #000000"/>
    </style:style>
    <style:style style:name="T336" style:family="text">
      <style:text-properties officeooo:rsid="0394a435"/>
    </style:style>
    <style:style style:name="T337" style:family="text">
      <style:text-properties officeooo:rsid="0be4091b"/>
    </style:style>
    <style:style style:name="T338" style:family="text">
      <style:text-properties officeooo:rsid="0cf7e116"/>
    </style:style>
    <style:style style:name="T339" style:family="text">
      <style:text-properties officeooo:rsid="0de11971"/>
    </style:style>
    <style:style style:name="T340" style:family="text">
      <style:text-properties officeooo:rsid="01657261" style:font-size-complex="12pt"/>
    </style:style>
    <style:style style:name="T341" style:family="text">
      <style:text-properties fo:font-weight="bold" officeooo:rsid="0e59b6fb" style:font-weight-asian="bold" style:font-weight-complex="bold"/>
    </style:style>
    <style:style style:name="T342" style:family="text">
      <style:text-properties officeooo:rsid="0e5635a7"/>
    </style:style>
    <style:style style:name="T343" style:family="text">
      <style:text-properties officeooo:rsid="0e56c5f4"/>
    </style:style>
    <style:style style:name="T344" style:family="text">
      <style:text-properties officeooo:rsid="0e5e443a"/>
    </style:style>
    <style:style style:name="T345" style:family="text">
      <style:text-properties officeooo:rsid="0e633903"/>
    </style:style>
    <style:style style:name="T346" style:family="text">
      <style:text-properties officeooo:rsid="0e80285f"/>
    </style:style>
    <style:style style:name="T347" style:family="text">
      <style:text-properties officeooo:rsid="0e838e2a"/>
    </style:style>
    <style:style style:name="T348" style:family="text">
      <style:text-properties officeooo:rsid="0e83c34e"/>
    </style:style>
    <style:style style:name="T349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0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1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2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6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7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58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9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60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61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2" style:family="text">
      <style:text-properties fo:color="#808080" loext:opacity="100%" style:font-name="Liberation Sans" fo:font-size="12pt" style:font-size-asian="12pt" style:font-size-complex="12pt"/>
    </style:style>
    <style:style style:name="T363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4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<text:span text:style-name="Strong_20_Emphasis"><text:span text:style-name="T237">C</text:span></text:span><text:span text:style-name="Strong_20_Emphasis"><text:span text:style-name="T236">hecklist voor </text:span></text:span><text:span text:style-name="Strong_20_Emphasis"><text:span text:style-name="T238">de installatie</text:span></text:span><text:span text:style-name="Strong_20_Emphasis"><text:span text:style-name="T236"> van </text:span></text:span><text:reference-mark-start text:name="Distributie"/><text:span text:style-name="Strong_20_Emphasis"><text:span text:style-name="T239">Ubuntu</text:span></text:span><text:reference-mark-end text:name="Distributie"/><text:span text:style-name="Strong_20_Emphasis"><text:span text:style-name="T239"> </text:span></text:span><text:reference-mark-start text:name="Versie"/><text:span text:style-name="Strong_20_Emphasis"><text:span text:style-name="T240">2</text:span></text:span><text:span text:style-name="Strong_20_Emphasis"><text:span text:style-name="T246">2</text:span></text:span><text:span text:style-name="Strong_20_Emphasis"><text:span text:style-name="T241">.04</text:span></text:span><text:reference-mark-end text:name="Versie"/><text:span text:style-name="Strong_20_Emphasis"><text:span text:style-name="T247"> </text:span></text:span><text:span text:style-name="Strong_20_Emphasis"><text:span text:style-name="T248">LTS</text:span></text:span><text:span text:style-name="Strong_20_Emphasis"><text:span text:style-name="T242"><text:note text:id="ftn1" text:note-class="footnote"><text:note-citation>1</text:note-citation><text:note-body><text:p text:style-name="P77"><text:span text:style-name="T336">Deze versie </text:span><text:span text:style-name="T336"><text:reference-ref text:reference-format="text" text:ref-name="Versie">22.04</text:reference-ref></text:span><text:span text:style-name="T337"><text:s/></text:span><text:span text:style-name="T336">is een zogenaamde LTS-versie (</text:span><text:span text:style-name="T339">LTS=</text:span><text:span text:style-name="T336">Long-Term Support, langetermijnondersteuning).<text:line-break/></text:span><text:span text:style-name="T269">Deze</text:span><text:span text:style-name="T270"> LTS-versie wordt </text:span><text:span text:style-name="T276">vanaf vrijgave (</text:span><text:span text:style-name="T275">april</text:span><text:span text:style-name="T273"> 202</text:span><text:span text:style-name="T275">2</text:span><text:span text:style-name="T276">) </text:span><text:span text:style-name="T271">vijf</text:span><text:span text:style-name="T270"> jaar ondersteund</text:span><text:span text:style-name="T272"> </text:span><text:span text:style-name="T270">(tot </text:span><text:span text:style-name="T275">april</text:span><text:span text:style-name="T269"> </text:span><text:span text:style-name="T270">202</text:span><text:span text:style-name="T275">7</text:span><text:span text:style-name="T272">)</text:span><text:span text:style-name="T274">.</text:span></text:p></text:note-body></text:note></text:span></text:span><text:span text:style-name="Strong_20_Emphasis"><text:span text:style-name="T249"> </text:span></text:span><text:reference-mark-start text:name="Editie"/><text:span text:style-name="Strong_20_Emphasis"><text:span text:style-name="T251">D</text:span></text:span><text:span text:style-name="Strong_20_Emphasis"><text:span text:style-name="T244">esktop</text:span></text:span><text:reference-mark-end text:name="Editie"/><text:span text:style-name="Strong_20_Emphasis"><text:span text:style-name="T243"> </text:span></text:span><text:span text:style-name="Strong_20_Emphasis"><text:span text:style-name="T250">(</text:span></text:span><text:span text:style-name="Strong_20_Emphasis"><text:span text:style-name="T249">Jammy Jellyfish</text:span></text:span><text:span text:style-name="Strong_20_Emphasis"><text:span text:style-name="T250">)</text:span></text:span><text:span text:style-name="Strong_20_Emphasis"><text:span text:style-name="T245">.</text:span></text:span></text:p>
      <text:p text:style-name="P9"/>
      <text:p text:style-name="P70"><text:span text:style-name="T72">Kijk op</text:span><text:span text:style-name="T236"> </text:span><text:a xlink:type="simple" xlink:href="https://karelzimmer.nl/" text:style-name="Internet_20_link" text:visited-style-name="Visited_20_Internet_20_Link"><text:span text:style-name="Internet_20_link"><text:span text:style-name="T8">karelzimmer.nl</text:span></text:span></text:a><text:span text:style-name="T236"> </text:span><text:span text:style-name="T302">voor</text:span><text:span text:style-name="T303"> </text:span><text:span text:style-name="T304">deze en andere </text:span><text:span text:style-name="T305">Linux documenten</text:span><text:span text:style-name="T104">, scripts, </text:span><text:span text:style-name="T105">en informatie</text:span><text:span text:style-name="T104">.</text:span></text:p>
      <text:p text:style-name="P10"/>
      <text:p text:style-name="P39"><text:span text:style-name="T66">D</text:span><text:span text:style-name="T65">it is een invulbare PD</text:span><text:span text:style-name="T67">F</text:span><text:span text:style-name="T65"> met tekst- en keuzevakken; </text:span><text:span text:style-name="T68">a</text:span><text:span text:style-name="T65">fdrukken is niet noodzakelijk.</text:span></text:p>
      <text:p text:style-name="P11"/>
      <text:p text:style-name="P8"><text:span text:style-name="T1">V</text:span><text:span text:style-name="T16">ul de waarden in het tekstvak achter de </text:span><text:span text:style-name="Definition"><text:span text:style-name="T7">schuingedrukte</text:span></text:span><text:span text:style-name="T1"> </text:span><text:span text:style-name="T17">woorden </text:span><text:span text:style-name="T306">(zie toelichting)</text:span><text:span text:style-name="T17">:</text:span></text:p>
      <text:p text:style-name="P2"><text:span text:style-name="Definition"><text:span text:style-name="T323">g</text:span></text:span><text:span text:style-name="Definition"><text:span text:style-name="T322">ebruiker</text:span></text:span><text:span text:style-name="Definition"><text:span text:style-name="T311"><text:tab/><text:tab/></text:span></text:span><text:span text:style-name="Definition"><text:span text:style-name="T328"> <text:tab/><text:tab/></text:span></text:span><text:span text:style-name="T312"><draw:control text:anchor-type="as-char" svg:y="-0.429cm" draw:z-index="8" draw:name="Gebruiker" draw:style-name="gr2" draw:text-style-name="P92" svg:width="6.061cm" svg:height="0.6cm" draw:control="control9"><svg:title>Gebruiker</svg:title><svg:desc>Volledige naam, bijv. Jan Stek</svg:desc></draw:control></text:span><text:span text:style-name="T312"><text:tab/></text:span><text:span text:style-name="T313">(</text:span><text:span text:style-name="T308">volledige naam, bijv. </text:span><text:span text:style-name="T310">J</text:span><text:span text:style-name="T327">a</text:span><text:span text:style-name="T310">n </text:span><text:span text:style-name="T327">Jansen</text:span><text:span text:style-name="T309">)</text:span></text:p>
      <text:p text:style-name="Standard"><text:span text:style-name="Definition"><text:span text:style-name="T323">g</text:span></text:span><text:span text:style-name="Definition"><text:span text:style-name="T322">ebruikersnaam</text:span></text:span><text:span text:style-name="Definition"><text:span text:style-name="T307"><text:tab/></text:span></text:span><text:span text:style-name="Definition"><text:span text:style-name="T307"><draw:control text:anchor-type="as-char" svg:y="-0.429cm" draw:z-index="9" draw:name="Gberuikersnaam" draw:style-name="gr2" draw:text-style-name="P92" svg:width="6.061cm" svg:height="0.6cm" draw:control="control10"><svg:title>Gebruikersnaam</svg:title><svg:desc>Korte naam, bijv. jan</svg:desc></draw:control></text:span></text:span><text:span text:style-name="Definition"><text:span text:style-name="T307"><text:tab/></text:span></text:span><text:span text:style-name="T9">(korte naam, bijv. </text:span><text:span text:style-name="T254">j</text:span><text:span text:style-name="T255">an</text:span><text:span text:style-name="T9">)</text:span></text:p>
      <text:p text:style-name="P1"><text:span text:style-name="Definition"><text:span text:style-name="T325">c</text:span></text:span><text:span text:style-name="Definition"><text:span text:style-name="T324">omputernaam</text:span></text:span><text:span text:style-name="Definition"><text:span text:style-name="T314"><text:tab/><text:tab/></text:span></text:span><text:span text:style-name="Definition"><text:span text:style-name="T312"><draw:control text:anchor-type="as-char" svg:y="-0.429cm" draw:z-index="10" draw:name="Computernaam" draw:style-name="gr2" draw:text-style-name="P92" svg:width="6.061cm" svg:height="0.6cm" draw:control="control11"><svg:title>Computernaam</svg:title><svg:desc>Unieke naam van de computer</svg:desc></draw:control></text:span></text:span><text:span text:style-name="Definition"><text:span text:style-name="T312"><text:tab/></text:span></text:span><text:span text:style-name="Definition"><text:span text:style-name="T315">(</text:span></text:span><text:span text:style-name="Definition"><text:span text:style-name="T316">naam van de compute</text:span></text:span><text:span text:style-name="Definition"><text:span text:style-name="T317">r, </text:span></text:span><text:span text:style-name="Definition"><text:span text:style-name="T318">bijv. </text:span></text:span><text:span text:style-name="Definition"><text:span text:style-name="T319">pc02</text:span></text:span><text:span text:style-name="Definition"><text:span text:style-name="T315">)</text:span></text:span></text:p>
      <text:p text:style-name="P1"><text:span text:style-name="Definition"><text:span text:style-name="T323">o</text:span></text:span><text:span text:style-name="Definition"><text:span text:style-name="T322">pstartmenu</text:span></text:span><text:span text:style-name="Definition"><text:span text:style-name="T312"><text:tab/><text:tab/><text:tab/></text:span></text:span><text:span text:style-name="Definition"><text:span text:style-name="T312"><draw:control text:anchor-type="as-char" svg:y="-0.429cm" draw:z-index="11" draw:name="Opstartmenu" draw:style-name="gr2" draw:text-style-name="P92" svg:width="6.061cm" svg:height="0.6cm" draw:control="control12"><svg:title>Opstartmenu</svg:title><svg:desc>Toets voor het opstartmenu ("bootmenu")</svg:desc></draw:control></text:span></text:span><text:span text:style-name="Definition"><text:span text:style-name="T312"><text:tab/></text:span></text:span><text:span text:style-name="Definition"><text:span text:style-name="T315">(</text:span></text:span><text:span text:style-name="Definition"><text:span text:style-name="T316">to</text:span></text:span><text:span text:style-name="Definition"><text:span text:style-name="T320">ets voor het opstartmedium</text:span></text:span><text:span text:style-name="Definition"><text:span text:style-name="T321">)</text:span></text:span></text:p>
      <text:p text:style-name="P1"><text:span text:style-name="Definition"><text:span text:style-name="T325">i</text:span></text:span><text:span text:style-name="Definition"><text:span text:style-name="T326">nstellingen</text:span></text:span><text:span text:style-name="T315"><text:tab/><text:tab/> <text:tab/></text:span><text:span text:style-name="T315"><draw:control text:anchor-type="as-char" svg:y="-0.429cm" draw:z-index="7" draw:name="Instellingen" draw:style-name="gr2" draw:text-style-name="P92" svg:width="6.061cm" svg:height="0.6cm" draw:control="control8"><svg:title>Instellingen</svg:title><svg:desc>Toets voor het BIOS/UEFI-scherm ("setup")</svg:desc></draw:control></text:span><text:span text:style-name="T315"><text:tab/>(</text:span><text:span text:style-name="T316">toets voor het BIOS/UEFI-scherm</text:span><text:span text:style-name="T315">)</text:span></text:p>
      <text:p text:style-name="P3"><text:span text:style-name="Definition"><text:span text:style-name="T350">g</text:span></text:span><text:span text:style-name="Definition"><text:span text:style-name="T349">ebruiker</text:span></text:span><text:span text:style-name="Definition"><text:span text:style-name="T351">2</text:span></text:span><text:span text:style-name="Definition"><text:span text:style-name="T352"><text:tab/></text:span></text:span><text:span text:style-name="Definition"><text:span text:style-name="T362"> <text:tab/><text:tab/></text:span></text:span><text:span text:style-name="T353"><draw:control text:anchor-type="as-char" svg:y="-0.429cm" draw:z-index="16" draw:name="Gebruiker 1" draw:style-name="gr2" draw:text-style-name="P92" svg:width="6.061cm" svg:height="0.6cm" draw:control="control17"><svg:title>Gebruiker</svg:title><svg:desc>Volledige naam, bijv. Jan Stek</svg:desc></draw:control></text:span><text:span text:style-name="T353"><text:tab/></text:span><text:span text:style-name="T354">(</text:span><text:span text:style-name="T355">volledige naam </text:span><text:span text:style-name="T356">evt. 2</text:span><text:span text:style-name="T363">e</text:span><text:span text:style-name="T356"> gebruiker</text:span><text:span text:style-name="T357">)</text:span></text:p>
      <text:p text:style-name="P71"><text:span text:style-name="Definition"><text:span text:style-name="T350">g</text:span></text:span><text:span text:style-name="Definition"><text:span text:style-name="T349">ebruikersnaam</text:span></text:span><text:span text:style-name="Definition"><text:span text:style-name="T351">2</text:span></text:span><text:span text:style-name="Definition"><text:span text:style-name="T358"><text:tab/></text:span></text:span><text:span text:style-name="Definition"><text:span text:style-name="T358"><draw:control text:anchor-type="as-char" svg:y="-0.429cm" draw:z-index="17" draw:name="Gberuikersnaam 1" draw:style-name="gr2" draw:text-style-name="P92" svg:width="6.061cm" svg:height="0.6cm" draw:control="control18"><svg:title>Gebruikersnaam</svg:title><svg:desc>Korte naam, bijv. jan</svg:desc></draw:control></text:span></text:span><text:span text:style-name="Definition"><text:span text:style-name="T358"><text:tab/></text:span></text:span><text:span text:style-name="T359">(korte naam</text:span><text:span text:style-name="T360"> </text:span><text:span text:style-name="T361">evt. 2</text:span><text:span text:style-name="T364">e</text:span><text:span text:style-name="T361"> gebruiker</text:span><text:span text:style-name="T359">)</text:span></text:p>
      <text:p text:style-name="P3"><text:span text:style-name="T256">Vervang </text:span><text:span text:style-name="Definition"><text:span text:style-name="T11">schuingedrukte</text:span></text:span><text:span text:style-name="T256"> </text:span><text:span text:style-name="T257">woorden </text:span><text:span text:style-name="T256">in deze checklist door </text:span><text:span text:style-name="T257">boven</text:span><text:span text:style-name="T256">staande waarden.</text:span></text:p>
      <text:p text:style-name="P5"/>
      <text:p text:style-name="P5"/>
      <text:p text:style-name="P4"><text:span text:style-name="T265">Nog niet op Linux?</text:span><text:span text:style-name="T258"><text:tab/></text:span><text:span text:style-name="T262"><text:tab/></text:span><text:span text:style-name="T263">G</text:span><text:span text:style-name="T259">ebruik </text:span><text:span text:style-name="Strong_20_Emphasis"><text:span text:style-name="T266">Checklist migratie</text:span></text:span><text:span text:style-name="T259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60"> onder </text:span><text:span text:style-name="T264">Linux</text:span><text:span text:style-name="T261">.</text:span></text:p>
      <text:p text:style-name="P40"><text:span text:style-name="T225">Nieuwe installatie?</text:span><text:span text:style-name="T220"><text:tab/></text:span><text:span text:style-name="T222"></text:span><text:span text:style-name="T224"><text:tab/></text:span><text:span text:style-name="T223">B</text:span><text:span text:style-name="T220">egin bij hoofdstuk </text:span><text:span text:style-name="T225"><text:bookmark-ref text:reference-format="page" text:ref-name="__RefNumPara__4009_1271708128">2</text:bookmark-ref></text:span><text:span text:style-name="T220"><text:s text:c="2"/></text:span><text:span text:style-name="T226"><text:bookmark-ref text:reference-format="text" text:ref-name="__RefNumPara__4009_1271708128">Installatie uitvoeren</text:bookmark-ref></text:span><text:span text:style-name="T221">.</text:span></text:p>
      <text:p text:style-name="P23"/>
      <text:p text:style-name="P23"/>
      <text:list xml:id="list2298476093" text:style-name="L1">
        <text:list-item>
          <text:p text:style-name="P86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665603640672">
          <table:table-cell table:style-name="_31_._5f_Installatie_5f_voorbereiden.A1" office:value-type="string">
            <text:p text:style-name="P53"><text:span text:style-name="Strong_20_Emphasis"><text:span text:style-name="T109"><text:s/></text:span></text:span><text:span text:style-name="Strong_20_Emphasis"><text:span text:style-name="T152"><draw:control text:anchor-type="as-char" draw:z-index="14" draw:name="Vorm3_0" draw:style-name="gr1" draw:text-style-name="P91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109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10"><text:note text:id="ftn2" text:note-class="footnote"><text:note-citation>2</text:note-citation><text:note-body><text:p text:style-name="P67"><text:span text:style-name="User_20_Entry"><text:span text:style-name="T201">E</text:span></text:span><text:span text:style-name="User_20_Entry"><text:span text:style-name="T203">v</text:span></text:span><text:span text:style-name="User_20_Entry"><text:span text:style-name="T204">en</text:span></text:span><text:span text:style-name="User_20_Entry"><text:span text:style-name="T206">t</text:span></text:span><text:span text:style-name="User_20_Entry"><text:span text:style-name="T207">uele </text:span></text:span><text:span text:style-name="User_20_Entry"><text:span text:style-name="T208">extra </text:span></text:span><text:span text:style-name="User_20_Entry"><text:span text:style-name="T210">gebruiker</text:span></text:span><text:span text:style-name="User_20_Entry"><text:span text:style-name="T208">s aanmelden </text:span></text:span><text:span text:style-name="User_20_Entry"><text:span text:style-name="T209">en dezelfde stappen uitvoeren</text:span></text:span><text:span text:style-name="User_20_Entry"><text:span text:style-name="T205">.</text:span></text:span></text:p></text:note-body></text:note></text:span></text:span><text:span text:style-name="Strong_20_Emphasis"><text:span text:style-name="T110">.</text:span></text:span></text:p>
          </table:table-cell>
        </table:table-row>
        <table:table-row table:style-name="TableLine94665604863328"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/>
          </table:table-cell>
        </table:table-row>
        <table:table-row table:style-name="TableLine94665604863616">
          <table:table-cell table:style-name="_31_._5f_Installatie_5f_voorbereiden.A1" office:value-type="string">
            <text:p text:style-name="P50"><text:span text:style-name="Strong_20_Emphasis"><text:span text:style-name="T111"><text:s/></text:span></text:span><text:span text:style-name="Strong_20_Emphasis"><text:span text:style-name="T153"><draw:control text:anchor-type="as-char" draw:z-index="0" draw:name="Vorm4" draw:style-name="gr1" draw:text-style-name="P9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11">Installeer </text:span></text:span><text:span text:style-name="Strong_20_Emphasis"><text:span text:style-name="T150">pakket kz</text:span></text:span><text:span text:style-name="Strong_20_Emphasis"><text:span text:style-name="T150"><text:note text:id="ftn3" text:note-class="footnote"><text:note-citation>3</text:note-citation><text:note-body><text:p text:style-name="P80"><text:span text:style-name="T347">Debian-</text:span><text:span text:style-name="T348">p</text:span>akket kz plaatst documenten en scripts van Karel Zimmer <text:span text:style-name="T346">(zie </text:span><text:a xlink:type="simple" xlink:href="https://karelzimmer.nl/" text:style-name="Internet_20_link" text:visited-style-name="Visited_20_Internet_20_Link"><text:span text:style-name="Strong_20_Emphasis"><text:span text:style-name="T332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50"> </text:span></text:span><text:span text:style-name="Strong_20_Emphasis"><text:span text:style-name="T112">via </text:span></text:span><text:span text:style-name="Strong_20_Emphasis"><text:span text:style-name="T120">een </text:span></text:span><text:span text:style-name="Strong_20_Emphasis"><text:span text:style-name="T126">druk op de </text:span></text:span><text:span text:style-name="Strong_20_Emphasis"><text:span text:style-name="T123">Super</text:span></text:span><text:span text:style-name="Strong_20_Emphasis"><text:span text:style-name="T126">-toets</text:span></text:span><text:span text:style-name="Strong_20_Emphasis"><text:span text:style-name="T70"><text:note text:id="ftn4" text:note-class="footnote"><text:note-citation>4</text:note-citation><text:note-body><text:p text:style-name="P66"><text:span text:style-name="T219">D</text:span>e <text:span text:style-name="T335">Super</text:span>-toets <text:span text:style-name="T219">is </text:span>de Windows<text:span text:style-name="T338">-</text:span><text:span text:style-name="T334">toets</text:span>, <text:span text:style-name="T338">C</text:span>ommand-<text:span text:style-name="T334">toets</text:span>, of <text:span text:style-name="T338">V</text:span>ergrootglas-toets.</text:p></text:note-body></text:note></text:span></text:span><text:span text:style-name="Strong_20_Emphasis"><text:span text:style-name="T120">, </text:span></text:span><text:span text:style-name="Strong_20_Emphasis"><text:span text:style-name="T133">t</text:span></text:span><text:span text:style-name="Strong_20_Emphasis"><text:span text:style-name="T125">yp </text:span></text:span><text:span text:style-name="Strong_20_Emphasis"><text:span text:style-name="T175">ter</text:span></text:span><text:span text:style-name="Strong_20_Emphasis"><text:span text:style-name="T176">m</text:span></text:span><text:span text:style-name="Strong_20_Emphasis"><text:span text:style-name="T114"> </text:span></text:span><text:span text:style-name="Strong_20_Emphasis"><text:span text:style-name="T134">e</text:span></text:span><text:span text:style-name="Strong_20_Emphasis"><text:span text:style-name="T112">n </text:span></text:span><text:span text:style-name="Strong_20_Emphasis"><text:span text:style-name="T128">k</text:span></text:span><text:span text:style-name="Strong_20_Emphasis"><text:span text:style-name="T112">lik op het pictogram van </text:span></text:span><text:span text:style-name="Strong_20_Emphasis"><text:span text:style-name="T177">Terminalvenster</text:span></text:span><text:span text:style-name="Strong_20_Emphasis"><text:span text:style-name="T114">.</text:span></text:span></text:p>
          </table:table-cell>
        </table:table-row>
        <table:table-row table:style-name="TableLine94665604863904">
          <table:table-cell table:style-name="_31_._5f_Installatie_5f_voorbereiden.A1" office:value-type="string">
            <text:p text:style-name="P59"><text:span text:style-name="Strong_20_Emphasis"><text:span text:style-name="T111"/></text:span></text:p>
          </table:table-cell>
          <table:table-cell table:style-name="_31_._5f_Installatie_5f_voorbereiden.A1" office:value-type="string">
            <text:p text:style-name="P52"><text:span text:style-name="T3">Typ</text:span><text:span text:style-name="Strong_20_Emphasis"><text:span text:style-name="T115">, of </text:span></text:span><text:span text:style-name="Strong_20_Emphasis"><text:span text:style-name="T114">kopieer en plak, de</text:span></text:span><text:span text:style-name="Strong_20_Emphasis"><text:span text:style-name="T116">z</text:span></text:span><text:span text:style-name="Strong_20_Emphasis"><text:span text:style-name="T114">e </text:span></text:span><text:span text:style-name="Strong_20_Emphasis"><text:span text:style-name="T117">twee </text:span></text:span><text:span text:style-name="Strong_20_Emphasis"><text:span text:style-name="T114">opdrachten, ieder gevolgd door de </text:span></text:span><text:span text:style-name="Strong_20_Emphasis"><text:span text:style-name="T113">Enter</text:span></text:span><text:span text:style-name="Strong_20_Emphasis"><text:span text:style-name="T112">-toets:<text:line-break/></text:span></text:span><text:span text:style-name="User_20_Entry"><text:span text:style-name="T63">wget karelzimmer.nl/</text:span></text:span><text:span text:style-name="User_20_Entry"><text:span text:style-name="T64">kz</text:span></text:span><text:span text:style-name="User_20_Entry"><text:span text:style-name="T63"><text:line-break/>bash </text:span></text:span><text:span text:style-name="User_20_Entry"><text:span text:style-name="T64">kz</text:span></text:span></text:p>
          </table:table-cell>
        </table:table-row>
        <table:table-row table:style-name="TableLine94665604864192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62"><text:span text:style-name="T3">V</text:span><text:span text:style-name="Strong_20_Emphasis"><text:span text:style-name="T118">olg </text:span></text:span><text:span text:style-name="Strong_20_Emphasis"><text:span text:style-name="T119">de aanwijzingen op het scherm.</text:span></text:span></text:p>
          </table:table-cell>
        </table:table-row>
        <table:table-row table:style-name="TableLine94665604864480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665604864768">
          <table:table-cell table:style-name="_31_._5f_Installatie_5f_voorbereiden.A1" office:value-type="string">
            <text:p text:style-name="P50"><text:span text:style-name="Strong_20_Emphasis"><text:span text:style-name="T111"><text:s/></text:span></text:span><text:span text:style-name="Strong_20_Emphasis"><text:span text:style-name="Strong_20_Emphasis"><text:span text:style-name="T153"><draw:control text:anchor-type="as-char" draw:z-index="1" draw:name="Vorm6" draw:style-name="gr1" draw:text-style-name="P91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120">Bereid de installatie voor </text:span></text:span><text:span text:style-name="Strong_20_Emphasis"><text:span text:style-name="T112">via </text:span></text:span><text:span text:style-name="Strong_20_Emphasis"><text:span text:style-name="T120">een </text:span></text:span><text:span text:style-name="Strong_20_Emphasis"><text:span text:style-name="T121">druk </text:span></text:span><text:span text:style-name="Strong_20_Emphasis"><text:span text:style-name="T122">op de </text:span></text:span><text:span text:style-name="Strong_20_Emphasis"><text:span text:style-name="T123">Super</text:span></text:span><text:span text:style-name="Strong_20_Emphasis"><text:span text:style-name="T122">-toets</text:span></text:span><text:span text:style-name="Strong_20_Emphasis"><text:span text:style-name="T71"><text:note-ref text:note-class="footnote" text:reference-format="text" text:ref-name="ftn4">4</text:note-ref></text:span></text:span><text:span text:style-name="Strong_20_Emphasis"><text:span text:style-name="T120">, </text:span></text:span><text:span text:style-name="Strong_20_Emphasis"><text:span text:style-name="T124">t</text:span></text:span><text:span text:style-name="Strong_20_Emphasis"><text:span text:style-name="T125">yp </text:span></text:span><text:span text:style-name="Strong_20_Emphasis"><text:span text:style-name="T171">men</text:span></text:span><text:span text:style-name="Strong_20_Emphasis"><text:span text:style-name="T172">u</text:span></text:span><text:span text:style-name="Strong_20_Emphasis"><text:span text:style-name="T126"> </text:span></text:span><text:span text:style-name="Strong_20_Emphasis"><text:span text:style-name="T127">e</text:span></text:span><text:span text:style-name="Strong_20_Emphasis"><text:span text:style-name="T112">n </text:span></text:span><text:span text:style-name="Strong_20_Emphasis"><text:span text:style-name="T128">k</text:span></text:span><text:span text:style-name="Strong_20_Emphasis"><text:span text:style-name="T112">lik op het pictogram van</text:span></text:span><text:span text:style-name="Strong_20_Emphasis"><text:span text:style-name="T154"> </text:span></text:span><text:span text:style-name="Strong_20_Emphasis"><text:span text:style-name="T189">Installatiem</text:span></text:span><text:span text:style-name="Strong_20_Emphasis"><text:span text:style-name="T190">enu</text:span></text:span><text:span text:style-name="Strong_20_Emphasis"><text:span text:style-name="T122">.</text:span></text:span></text:p>
          </table:table-cell>
        </table:table-row>
        <table:table-row table:style-name="TableLine94665604865056">
          <table:table-cell table:style-name="_31_._5f_Installatie_5f_voorbereiden.A1" office:value-type="string">
            <text:p text:style-name="P60"><text:span text:style-name="Strong_20_Emphasis"><text:span text:style-name="T111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129">K</text:span></text:span><text:span text:style-name="Strong_20_Emphasis"><text:span text:style-name="T130">ie</text:span></text:span><text:span text:style-name="Strong_20_Emphasis"><text:span text:style-name="T131">s</text:span></text:span><text:span text:style-name="Strong_20_Emphasis"><text:span text:style-name="T119"> </text:span></text:span><text:span text:style-name="Strong_20_Emphasis"><text:span text:style-name="T191">1</text:span></text:span><text:span text:style-name="Strong_20_Emphasis"><text:span text:style-name="T192"> </text:span></text:span><text:span text:style-name="Strong_20_Emphasis"><text:span text:style-name="T193">In</text:span></text:span><text:span text:style-name="Strong_20_Emphasis"><text:span text:style-name="T180">stallatie voorbereiden</text:span></text:span><text:span text:style-name="Strong_20_Emphasis"><text:span text:style-name="T132"> </text:span></text:span><text:span text:style-name="Strong_20_Emphasis"><text:span text:style-name="T118">en volg </text:span></text:span><text:span text:style-name="Strong_20_Emphasis"><text:span text:style-name="T119">de aanwijzingen op het scherm.</text:span></text:span></text:p>
          </table:table-cell>
        </table:table-row>
      </table:table>
      <text:p text:style-name="P13"/>
      <text:list xml:id="list121406503858038" text:continue-numbering="true" text:style-name="L1">
        <text:list-item>
          <text:p text:style-name="P87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665604748304">
          <table:table-cell table:style-name="_32_._5f_Installatie_5f_uitvoeren.A1" office:value-type="string">
            <text:p text:style-name="P50"><text:span text:style-name="Strong_20_Emphasis"><text:span text:style-name="T111"><text:s/></text:span></text:span><text:span text:style-name="Strong_20_Emphasis"><text:span text:style-name="T153"><draw:control text:anchor-type="as-char" draw:z-index="2" draw:name="Vorm9" draw:style-name="gr1" draw:text-style-name="P91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29"><text:span text:style-name="T25">Start de computer op vanaf </text:span><text:span text:style-name="T277">een </text:span><text:span text:style-name="T277"><text:reference-ref text:reference-format="text" text:ref-name="Distributie">Ubuntu</text:reference-ref></text:span><text:span text:style-name="T277"><text:s/></text:span><text:span text:style-name="T25"><text:reference-ref text:reference-format="text" text:ref-name="Versie">22.04</text:reference-ref></text:span><text:span text:style-name="T211"><text:s/></text:span><text:span text:style-name="T211"><text:reference-ref text:reference-format="text" text:ref-name="Editie">Desktop</text:reference-ref></text:span><text:span text:style-name="T211"><text:s/>Live</text:span><text:span text:style-name="T211"><text:note text:id="ftn5" text:note-class="footnote"><text:note-citation>1</text:note-citation><text:note-body><text:p text:style-name="P65"><text:span text:style-name="T329">Vanaf ee</text:span>n Live <text:span text:style-name="T333">USB-stick </text:span><text:span text:style-name="T342">(</text:span><text:span text:style-name="T333">of </text:span><text:span text:style-name="T343">cd/dvd</text:span><text:span text:style-name="T342">)</text:span><text:span text:style-name="T19"> </text:span>kunt <text:span text:style-name="T329">u opstarten en</text:span> met <text:reference-ref text:reference-format="text" text:ref-name="Distributie">Ubuntu</text:reference-ref><text:s/>werken zonder deze te installeren.</text:p></text:note-body></text:note></text:span><text:span text:style-name="T211"> </text:span><text:span text:style-name="T212">USB-stick</text:span><text:span text:style-name="T212"><text:note text:id="ftn6" text:note-class="footnote"><text:note-citation>2</text:note-citation><text:note-body><text:p text:style-name="P78"><text:span text:style-name="Strong_20_Emphasis"><text:span text:style-name="T34">Download </text:span></text:span><text:span text:style-name="Strong_20_Emphasis"><text:span text:style-name="T30">een </text:span></text:span><text:span text:style-name="Strong_20_Emphasis"><text:span text:style-name="T37">Desktop </text:span></text:span><text:span text:style-name="Strong_20_Emphasis"><text:span text:style-name="T53">CD</text:span></text:span><text:span text:style-name="Strong_20_Emphasis"><text:span text:style-name="T33"> vanaf </text:span></text:span><text:a xlink:type="simple" xlink:href="https://nl.releases.ubuntu.com/" text:style-name="Internet_20_link" text:visited-style-name="Visited_20_Internet_20_Link"><text:span text:style-name="Strong_20_Emphasis"><text:span text:style-name="T331">nl.releases.ubuntu.com</text:span></text:span></text:a><text:span text:style-name="Strong_20_Emphasis"><text:span text:style-name="T33">, </text:span></text:span><text:span text:style-name="Strong_20_Emphasis"><text:span text:style-name="T50">klik op</text:span></text:span><text:span text:style-name="Strong_20_Emphasis"><text:span text:style-name="T42"> </text:span></text:span><text:span text:style-name="Strong_20_Emphasis"><text:span text:style-name="T57">Ubuntu 2</text:span></text:span><text:span text:style-name="Strong_20_Emphasis"><text:span text:style-name="T58">2</text:span></text:span><text:span text:style-name="Strong_20_Emphasis"><text:span text:style-name="T57">.04.</text:span></text:span><text:span text:style-name="Strong_20_Emphasis"><text:span text:style-name="T62">..</text:span></text:span><text:span text:style-name="Strong_20_Emphasis"><text:span text:style-name="T57"> LTS (Jammy Jellyfish)</text:span></text:span><text:span text:style-name="Strong_20_Emphasis"><text:span text:style-name="T42">, </text:span></text:span><text:span text:style-name="Strong_20_Emphasis"><text:span text:style-name="T49">en </text:span></text:span><text:span text:style-name="Strong_20_Emphasis"><text:span text:style-name="T50">klik </text:span></text:span><text:span text:style-name="Strong_20_Emphasis"><text:span text:style-name="T49">vervolgens </text:span></text:span><text:span text:style-name="Strong_20_Emphasis"><text:span text:style-name="T51">achter</text:span></text:span><text:span text:style-name="Strong_20_Emphasis"><text:span text:style-name="T49"> </text:span></text:span><text:span text:style-name="Strong_20_Emphasis"><text:span text:style-name="T61">Desktop image</text:span></text:span><text:span text:style-name="Strong_20_Emphasis"><text:span text:style-name="T49"> </text:span></text:span><text:span text:style-name="Strong_20_Emphasis"><text:span text:style-name="T51">op </text:span></text:span><text:span text:style-name="Strong_20_Emphasis"><text:span text:style-name="T202">64-bit PC (AMD64) desktop image</text:span></text:span><text:span text:style-name="Strong_20_Emphasis"><text:span text:style-name="T218">.</text:span></text:span><text:span text:style-name="Strong_20_Emphasis"><text:span text:style-name="T49"><text:line-break/></text:span></text:span><text:span text:style-name="Strong_20_Emphasis"><text:span text:style-name="T50">P</text:span></text:span><text:span text:style-name="Strong_20_Emphasis"><text:span text:style-name="T34">laats </text:span></text:span><text:span text:style-name="Strong_20_Emphasis"><text:span text:style-name="T30">een USB-stick </text:span></text:span><text:span text:style-name="Strong_20_Emphasis"><text:span text:style-name="T54">va</text:span></text:span><text:span text:style-name="Strong_20_Emphasis"><text:span text:style-name="T40">n </text:span></text:span><text:span text:style-name="Strong_20_Emphasis"><text:span text:style-name="T29">min</text:span></text:span><text:span text:style-name="Strong_20_Emphasis"><text:span text:style-name="T41">imaal</text:span></text:span><text:span text:style-name="Strong_20_Emphasis"><text:span text:style-name="T29"> </text:span></text:span><text:span text:style-name="Strong_20_Emphasis"><text:span text:style-name="T35">4</text:span></text:span><text:span text:style-name="Strong_20_Emphasis"><text:span text:style-name="T29"> GB. <text:line-break/></text:span></text:span><text:span text:style-name="Strong_20_Emphasis"><text:span text:style-name="T52">Zoek</text:span></text:span><text:span text:style-name="Strong_20_Emphasis"><text:span text:style-name="T29"> </text:span></text:span><text:span text:style-name="Strong_20_Emphasis"><text:span text:style-name="T56">s</text:span></text:span><text:span text:style-name="Strong_20_Emphasis"><text:span text:style-name="T59">ch</text:span></text:span><text:span text:style-name="Strong_20_Emphasis"><text:span text:style-name="T29"> en klik op het pictogram van</text:span></text:span><text:span text:style-name="Strong_20_Emphasis"><text:span text:style-name="T31"> </text:span></text:span><text:span text:style-name="Strong_20_Emphasis"><text:span text:style-name="T55">Schijven</text:span></text:span><text:span text:style-name="Strong_20_Emphasis"><text:span text:style-name="T38">. Selecteer de USB-stick in de lijst van schijven aan de linkerkant en klik rechtsboven op </text:span></text:span><text:span text:style-name="Strong_20_Emphasis"><text:span text:style-name="T60">Schijfinstellingen</text:span></text:span><text:span text:style-name="Strong_20_Emphasis"><text:span text:style-name="T38"> </text:span></text:span><text:span text:style-name="Strong_20_Emphasis"><text:span text:style-name="T60">⋮</text:span></text:span><text:span text:style-name="Strong_20_Emphasis"><text:span text:style-name="T38"> (icoontje met de drie puntjes).</text:span></text:span></text:p><text:p text:style-name="P73"><text:span text:style-name="Strong_20_Emphasis"><text:span text:style-name="T38"><text:tab/>Kies </text:span></text:span><text:span text:style-name="Strong_20_Emphasis"><text:span text:style-name="T60">Schijfkopie terugzetten</text:span></text:span><text:span text:style-name="Strong_20_Emphasis"><text:span text:style-name="T38"> en selecteer </text:span></text:span><text:span text:style-name="Strong_20_Emphasis"><text:span text:style-name="T45">het net</text:span></text:span><text:span text:style-name="Strong_20_Emphasis"><text:span text:style-name="T43"> gedownloade </text:span></text:span><text:span text:style-name="T22">CD-beeldbestand </text:span><text:span text:style-name="T23">(.iso)</text:span><text:span text:style-name="Strong_20_Emphasis"><text:span text:style-name="T43">.</text:span></text:span></text:p><text:p text:style-name="P76"><text:span text:style-name="Strong_20_Emphasis"><text:span text:style-name="T38"><text:tab/>Klik op </text:span></text:span><text:span text:style-name="Strong_20_Emphasis"><text:span text:style-name="T60">Terugzetten starten</text:span></text:span><text:span text:style-name="Strong_20_Emphasis"><text:span text:style-name="T38"> en vervolgens op </text:span></text:span><text:span text:style-name="Strong_20_Emphasis"><text:span text:style-name="T60">Terugzetten</text:span></text:span><text:span text:style-name="Strong_20_Emphasis"><text:span text:style-name="T36">.<text:line-break/></text:span></text:span><text:span text:style-name="Strong_20_Emphasis"><text:span text:style-name="T47">O</text:span></text:span><text:span text:style-name="Strong_20_Emphasis"><text:span text:style-name="T30">f </text:span></text:span><text:span text:style-name="Strong_20_Emphasis"><text:span text:style-name="T32">gebruik </text:span></text:span><text:span text:style-name="Strong_20_Emphasis"><text:span text:style-name="T26">het programma </text:span></text:span><text:span text:style-name="Strong_20_Emphasis"><text:span text:style-name="T216">Etche</text:span></text:span><text:span text:style-name="Strong_20_Emphasis"><text:span text:style-name="T217">r</text:span></text:span><text:span text:style-name="Strong_20_Emphasis"><text:span text:style-name="T26"> </text:span></text:span><text:span text:style-name="Strong_20_Emphasis"><text:span text:style-name="T27">(</text:span></text:span><text:a xlink:type="simple" xlink:href="https://www.balena.io/etcher/" text:style-name="Internet_20_link" text:visited-style-name="Visited_20_Internet_20_Link"><text:span text:style-name="Strong_20_Emphasis"><text:span text:style-name="T330">etcher.io</text:span></text:span></text:a><text:span text:style-name="Strong_20_Emphasis"><text:span text:style-name="T27">) </text:span></text:span><text:span text:style-name="Strong_20_Emphasis"><text:span text:style-name="T48">dat </text:span></text:span><text:span text:style-name="Strong_20_Emphasis"><text:span text:style-name="T30">beschikbaar </text:span></text:span><text:span text:style-name="Strong_20_Emphasis"><text:span text:style-name="T48">is </text:span></text:span><text:span text:style-name="Strong_20_Emphasis"><text:span text:style-name="T30">voor </text:span></text:span><text:span text:style-name="Strong_20_Emphasis"><text:span text:style-name="T38">Windows, </text:span></text:span><text:span text:style-name="Strong_20_Emphasis"><text:span text:style-name="T44">mac</text:span></text:span><text:span text:style-name="Strong_20_Emphasis"><text:span text:style-name="T39">OS</text:span></text:span><text:span text:style-name="Strong_20_Emphasis"><text:span text:style-name="T26">, </text:span></text:span><text:span text:style-name="Strong_20_Emphasis"><text:span text:style-name="T27">en </text:span></text:span><text:span text:style-name="Strong_20_Emphasis"><text:span text:style-name="T26">Linux</text:span></text:span><text:span text:style-name="Strong_20_Emphasis"><text:span text:style-name="T28">.</text:span></text:span></text:p></text:note-body></text:note></text:span><text:span text:style-name="T211">.</text:span></text:p>
            <text:p text:style-name="P43"><text:span text:style-name="T199">Opstartmenu/</text:span><text:span text:style-name="T200">boot menu</text:span><text:span text:style-name="T199"> </text:span><text:span text:style-name="T198">via </text:span><text:span text:style-name="Definition"><text:span text:style-name="T340">opstartmenu</text:span></text:span><text:span text:style-name="T198">, </text:span><text:span text:style-name="T199">instellingen/</text:span><text:span text:style-name="T200">setup</text:span><text:span text:style-name="T198"> via </text:span><text:span text:style-name="Definition"><text:span text:style-name="T4">instellingen</text:span></text:span><text:span text:style-name="T198">.</text:span></text:p>
          </table:table-cell>
        </table:table-row>
        <table:table-row table:style-name="TableLine94665604842912">
          <table:table-cell table:style-name="_32_._5f_Installatie_5f_uitvoeren.A1" office:value-type="string">
            <text:p text:style-name="P50"><text:span text:style-name="Strong_20_Emphasis"><text:span text:style-name="T111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55">Kies</text:span></text:span><text:span text:style-name="Strong_20_Emphasis"><text:span text:style-name="T73"> </text:span></text:span><text:span text:style-name="Strong_20_Emphasis"><text:span text:style-name="T156">als</text:span></text:span><text:span text:style-name="Strong_20_Emphasis"><text:span text:style-name="T74"> </text:span></text:span><text:span text:style-name="Strong_20_Emphasis"><text:span text:style-name="T75">mogelijk</text:span></text:span><text:span text:style-name="Strong_20_Emphasis"><text:span text:style-name="T73"> </text:span></text:span><text:span text:style-name="Strong_20_Emphasis"><text:span text:style-name="T76">met pijltjes-toetsen</text:span></text:span><text:span text:style-name="Strong_20_Emphasis"><text:span text:style-name="T77"> </text:span></text:span><text:span text:style-name="Strong_20_Emphasis"><text:span text:style-name="T178">Nederlands</text:span></text:span><text:span text:style-name="Strong_20_Emphasis"><text:span text:style-name="T78"> </text:span></text:span><text:span text:style-name="Strong_20_Emphasis"><text:span text:style-name="T76">en druk op </text:span></text:span><text:span text:style-name="Strong_20_Emphasis"><text:span text:style-name="T79">de </text:span></text:span><text:span text:style-name="Strong_20_Emphasis"><text:span text:style-name="T80">Enter</text:span></text:span><text:span text:style-name="Strong_20_Emphasis"><text:span text:style-name="T79">-toets.</text:span></text:span></text:p>
          </table:table-cell>
        </table:table-row>
        <table:table-row table:style-name="TableLine94665604845424">
          <table:table-cell table:style-name="_32_._5f_Installatie_5f_uitvoeren.A1" office:value-type="string">
            <text:p text:style-name="P50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7"><text:span text:style-name="T268">Kies </text:span><text:span text:style-name="T267">Ubuntu installeren </text:span><text:span text:style-name="Strong_20_Emphasis"><text:span text:style-name="T156">en druk op </text:span></text:span><text:span text:style-name="Strong_20_Emphasis"><text:span text:style-name="T157">de </text:span></text:span><text:span text:style-name="Strong_20_Emphasis"><text:span text:style-name="T158">Enter</text:span></text:span><text:span text:style-name="Strong_20_Emphasis"><text:span text:style-name="T157">-toets</text:span></text:span><text:span text:style-name="T268">.</text:span></text:p>
          </table:table-cell>
        </table:table-row>
        <table:table-row table:style-name="TableLine94665604839696"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4665604836832"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2"><text:span text:style-name="Strong_20_Emphasis"><text:span text:style-name="T106">V</text:span></text:span><text:span text:style-name="Strong_20_Emphasis"><text:span text:style-name="T100">olg de aanwijzingen </text:span></text:span><text:span text:style-name="Strong_20_Emphasis"><text:span text:style-name="T107">op de schermen</text:span></text:span><text:span text:style-name="Strong_20_Emphasis"><text:span text:style-name="T168">.</text:span></text:span></text:p>
          </table:table-cell>
        </table:table-row>
        <table:table-row table:style-name="TableLine94665604808096"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4665605094976">
          <table:table-cell table:style-name="_32_._5f_Installatie_5f_uitvoeren.A1" office:value-type="string">
            <text:p text:style-name="P75"><text:span text:style-name="Strong_20_Emphasis"><text:span text:style-name="T3"><text:s/></text:span></text:span><text:span text:style-name="Strong_20_Emphasis"><text:span text:style-name="T111"><draw:control text:anchor-type="as-char" draw:z-index="18" draw:name="Vorm12" draw:style-name="gr1" draw:text-style-name="P91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3"><text:span text:style-name="Strong_20_Emphasis"><text:span text:style-name="T81">Als </text:span></text:span><text:span text:style-name="Strong_20_Emphasis"><text:span text:style-name="T82">het </text:span></text:span><text:span text:style-name="Strong_20_Emphasis"><text:span text:style-name="T83">het scherm </text:span></text:span><text:span text:style-name="Strong_20_Emphasis"><text:span text:style-name="T185">Draadloos</text:span></text:span><text:span text:style-name="Strong_20_Emphasis"><text:span text:style-name="T83"> </text:span></text:span><text:span text:style-name="Strong_20_Emphasis"><text:span text:style-name="T82">verschijnt, </text:span></text:span><text:span text:style-name="Strong_20_Emphasis"><text:span text:style-name="T84">kies</text:span></text:span><text:span text:style-name="Strong_20_Emphasis"><text:span text:style-name="T83"> </text:span></text:span><text:span text:style-name="Strong_20_Emphasis"><text:span text:style-name="T108">het</text:span></text:span><text:span text:style-name="Strong_20_Emphasis"><text:span text:style-name="T84"> draadloos netwerk, maak </text:span></text:span><text:span text:style-name="Strong_20_Emphasis"><text:span text:style-name="T72">verbinding, </text:span></text:span><text:span text:style-name="Strong_20_Emphasis"><text:span text:style-name="T85">en klik</text:span></text:span><text:span text:style-name="Strong_20_Emphasis"><text:span text:style-name="T72"> </text:span></text:span><text:span text:style-name="Strong_20_Emphasis"><text:span text:style-name="T86">op </text:span></text:span><text:span text:style-name="Strong_20_Emphasis"><text:span text:style-name="T181">Verder</text:span></text:span><text:span text:style-name="Strong_20_Emphasis"><text:span text:style-name="T72">.</text:span></text:span></text:p>
          </table:table-cell>
        </table:table-row>
        <table:table-row table:style-name="TableLine94665605095264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0"/>
          </table:table-cell>
        </table:table-row>
        <table:table-row table:style-name="TableLine94665605095552">
          <table:table-cell table:style-name="_32_._5f_Installatie_5f_uitvoeren.A1" office:value-type="string">
            <text:p text:style-name="P50"><text:span text:style-name="Strong_20_Emphasis"><text:span text:style-name="T3"><text:s/></text:span></text:span><text:span text:style-name="T111"><draw:control text:anchor-type="as-char" draw:z-index="3" draw:name="Vorm16" draw:style-name="gr1" draw:text-style-name="P91" svg:width="0.35cm" svg:height="0.35cm" draw:control="control4"/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87">O</text:span></text:span><text:span text:style-name="Strong_20_Emphasis"><text:span text:style-name="T88">p het scherm </text:span></text:span><text:span text:style-name="Strong_20_Emphasis"><text:span text:style-name="T186">Installatietype</text:span></text:span><text:span text:style-name="Strong_20_Emphasis"><text:span text:style-name="T161"> </text:span></text:span><text:span text:style-name="Strong_20_Emphasis"><text:span text:style-name="T162">selecteer</text:span></text:span><text:span text:style-name="Strong_20_Emphasis"><text:span text:style-name="T163"> </text:span></text:span><text:span text:style-name="Strong_20_Emphasis"><text:span text:style-name="T279">het gewenste </text:span></text:span><text:span text:style-name="Strong_20_Emphasis"><text:span text:style-name="T294">Installatie type</text:span></text:span><text:span text:style-name="Strong_20_Emphasis"><text:span text:style-name="T279">.</text:span></text:span></text:p>
          </table:table-cell>
        </table:table-row>
        <table:table-row table:style-name="TableLine94665605095840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69"><text:span text:style-name="Strong_20_Emphasis"><text:span text:style-name="T280">K</text:span></text:span><text:span text:style-name="Strong_20_Emphasis"><text:span text:style-name="T89">lik </text:span></text:span><text:span text:style-name="Strong_20_Emphasis"><text:span text:style-name="T90">op</text:span></text:span><text:span text:style-name="Strong_20_Emphasis"><text:span text:style-name="T89"> </text:span></text:span><text:span text:style-name="Strong_20_Emphasis"><text:span text:style-name="T183">I</text:span></text:span><text:span text:style-name="Strong_20_Emphasis"><text:span text:style-name="T184">nstalle</text:span></text:span><text:span text:style-name="Strong_20_Emphasis"><text:span text:style-name="T183">e</text:span></text:span><text:span text:style-name="Strong_20_Emphasis"><text:span text:style-name="T184">r </text:span></text:span><text:span text:style-name="Strong_20_Emphasis"><text:span text:style-name="T183">nu</text:span></text:span><text:span text:style-name="Strong_20_Emphasis"><text:span text:style-name="T89">, </text:span></text:span><text:span text:style-name="Strong_20_Emphasis"><text:span text:style-name="T103">of klik op </text:span></text:span><text:span text:style-name="Strong_20_Emphasis"><text:span text:style-name="T179">Verder</text:span></text:span><text:span text:style-name="Strong_20_Emphasis"><text:span text:style-name="T103"> en </text:span></text:span><text:span text:style-name="Strong_20_Emphasis"><text:span text:style-name="T159">c</text:span></text:span><text:span text:style-name="Strong_20_Emphasis"><text:span text:style-name="T91">ontroleer de </text:span></text:span><text:span text:style-name="Strong_20_Emphasis"><text:span text:style-name="T92">voorgestelde </text:span></text:span><text:span text:style-name="Strong_20_Emphasis"><text:span text:style-name="T91">schijfindelin</text:span></text:span><text:span text:style-name="Strong_20_Emphasis"><text:span text:style-name="T93">g,</text:span></text:span><text:span text:style-name="Strong_20_Emphasis"><text:span text:style-name="T91"> </text:span></text:span><text:span text:style-name="Strong_20_Emphasis"><text:span text:style-name="T94">kies de gewenste schijf, </text:span></text:span><text:span text:style-name="Strong_20_Emphasis"><text:span text:style-name="T93">en </text:span></text:span><text:span text:style-name="Strong_20_Emphasis"><text:span text:style-name="T166">k</text:span></text:span><text:span text:style-name="Strong_20_Emphasis"><text:span text:style-name="T167">lik op </text:span></text:span><text:span text:style-name="Strong_20_Emphasis"><text:span text:style-name="T183">I</text:span></text:span><text:span text:style-name="Strong_20_Emphasis"><text:span text:style-name="T184">nstalle</text:span></text:span><text:span text:style-name="Strong_20_Emphasis"><text:span text:style-name="T183">e</text:span></text:span><text:span text:style-name="Strong_20_Emphasis"><text:span text:style-name="T184">r </text:span></text:span><text:span text:style-name="Strong_20_Emphasis"><text:span text:style-name="T183">nu</text:span></text:span><text:span text:style-name="Strong_20_Emphasis"><text:span text:style-name="T167">.</text:span></text:span></text:p>
          </table:table-cell>
        </table:table-row>
        <table:table-row table:style-name="TableLine94665605096128"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45"><text:span text:style-name="Strong_20_Emphasis"><text:span text:style-name="T87">O</text:span></text:span><text:span text:style-name="Strong_20_Emphasis"><text:span text:style-name="T88">p het scherm </text:span></text:span><text:span text:style-name="Strong_20_Emphasis"><text:span text:style-name="T186">Wilt u deze aanpassingen wegschrijven naar de schijven? </text:span></text:span><text:span text:style-name="Strong_20_Emphasis"><text:span text:style-name="T95">controleer de </text:span></text:span><text:span text:style-name="Strong_20_Emphasis"><text:span text:style-name="T96">partities</text:span></text:span><text:span text:style-name="Strong_20_Emphasis"><text:span text:style-name="T95"> </text:span></text:span><text:span text:style-name="Strong_20_Emphasis"><text:span text:style-name="T97">die </text:span></text:span><text:span text:style-name="Strong_20_Emphasis"><text:span text:style-name="T98">geformatteerd</text:span></text:span><text:span text:style-name="Strong_20_Emphasis"><text:span text:style-name="T97"> worden </text:span></text:span><text:span text:style-name="Strong_20_Emphasis"><text:span text:style-name="T95">en </text:span></text:span><text:span text:style-name="Strong_20_Emphasis"><text:span text:style-name="T87">klik </text:span></text:span><text:span text:style-name="Strong_20_Emphasis"><text:span text:style-name="T89">op </text:span></text:span><text:span text:style-name="Strong_20_Emphasis"><text:span text:style-name="T182">Verder</text:span></text:span><text:span text:style-name="Strong_20_Emphasis"><text:span text:style-name="T89">.</text:span></text:span></text:p>
          </table:table-cell>
        </table:table-row>
        <table:table-row table:style-name="TableLine94665605096416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1"/>
          </table:table-cell>
        </table:table-row>
        <table:table-row table:style-name="TableLine94665605096704">
          <table:table-cell table:style-name="_32_._5f_Installatie_5f_uitvoeren.A1" office:value-type="string">
            <text:p text:style-name="P50"><text:span text:style-name="Strong_20_Emphasis"><text:span text:style-name="T3"><text:s/></text:span></text:span><text:span text:style-name="T111"><draw:control text:anchor-type="as-char" draw:z-index="4" draw:name="Vorm19" draw:style-name="gr1" draw:text-style-name="P91" svg:width="0.35cm" svg:height="0.35cm" draw:control="control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281">O</text:span></text:span><text:span text:style-name="Strong_20_Emphasis"><text:span text:style-name="T282">p </text:span></text:span><text:span text:style-name="Strong_20_Emphasis"><text:span text:style-name="T283">het </text:span></text:span><text:span text:style-name="Strong_20_Emphasis"><text:span text:style-name="T284">scherm </text:span></text:span><text:span text:style-name="Strong_20_Emphasis"><text:span text:style-name="T295">Waar bevindt u zich?</text:span></text:span><text:span text:style-name="Strong_20_Emphasis"><text:span text:style-name="T284"> </text:span></text:span><text:span text:style-name="Strong_20_Emphasis"><text:span text:style-name="T285">controleer </text:span></text:span><text:span text:style-name="Strong_20_Emphasis"><text:span text:style-name="T286">de </text:span></text:span><text:span text:style-name="Strong_20_Emphasis"><text:span text:style-name="T285">locatie en </text:span></text:span><text:span text:style-name="Strong_20_Emphasis"><text:span text:style-name="T281">klik </text:span></text:span><text:span text:style-name="Strong_20_Emphasis"><text:span text:style-name="T284">op </text:span></text:span><text:span text:style-name="Strong_20_Emphasis"><text:span text:style-name="T295">Verder</text:span></text:span><text:span text:style-name="Strong_20_Emphasis"><text:span text:style-name="T284">.</text:span></text:span></text:p>
          </table:table-cell>
        </table:table-row>
        <table:table-row table:style-name="TableLine94665605096992"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4665605097280">
          <table:table-cell table:style-name="_32_._5f_Installatie_5f_uitvoeren.A1" office:value-type="string">
            <text:p text:style-name="P82"><text:span text:style-name="Strong_20_Emphasis"><text:span text:style-name="T3"><text:s/></text:span></text:span><text:span text:style-name="Strong_20_Emphasis"><text:span text:style-name="T111"><draw:control text:anchor-type="as-char" draw:z-index="19" draw:name="Vorm 1" draw:style-name="gr1" draw:text-style-name="P91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7"><text:span text:style-name="T296">Op </text:span><text:span text:style-name="T297">het </text:span><text:span text:style-name="T295">scherm </text:span><text:span text:style-name="Strong_20_Emphasis"><text:span text:style-name="T295">Wie bent u?</text:span></text:span><text:span text:style-name="T295"> </text:span><text:span text:style-name="T296">vul </text:span><text:span text:style-name="T298">in </text:span><text:span text:style-name="Strong_20_Emphasis"><text:span text:style-name="T299">Uw n</text:span></text:span><text:span text:style-name="Strong_20_Emphasis"><text:span text:style-name="T300">aam</text:span></text:span><text:span text:style-name="Strong_20_Emphasis"><text:span text:style-name="T287"> </text:span></text:span><text:span text:style-name="Definition"><text:span text:style-name="T5">gebruiker</text:span></text:span><text:span text:style-name="Strong_20_Emphasis"><text:span text:style-name="T288">, <text:line-break/></text:span></text:span><text:span text:style-name="Strong_20_Emphasis"><text:span text:style-name="T300">Naam </text:span></text:span><text:span text:style-name="Strong_20_Emphasis"><text:span text:style-name="T299">van uw </text:span></text:span><text:span text:style-name="Strong_20_Emphasis"><text:span text:style-name="T301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287">,<text:line-break/></text:span></text:span><text:span text:style-name="Strong_20_Emphasis"><text:span text:style-name="T299">Kies een g</text:span></text:span><text:span text:style-name="Strong_20_Emphasis"><text:span text:style-name="T301">ebruikersnaam</text:span></text:span><text:span text:style-name="Strong_20_Emphasis"><text:span text:style-name="T287"> </text:span></text:span><text:span text:style-name="Definition"><text:span text:style-name="T5">gebruikersnaam</text:span></text:span><text:span text:style-name="Strong_20_Emphasis"><text:span text:style-name="T287">,<text:line-break/></text:span></text:span><text:span text:style-name="Strong_20_Emphasis"><text:span text:style-name="T289">g</text:span></text:span><text:span text:style-name="Strong_20_Emphasis"><text:span text:style-name="T278">eef tweemaal een </text:span></text:span><text:span text:style-name="Strong_20_Emphasis"><text:span text:style-name="T293">wachtwoord</text:span></text:span><text:span text:style-name="Strong_20_Emphasis"><text:span text:style-name="T278">,</text:span></text:span><text:span text:style-name="Strong_20_Emphasis"><text:span text:style-name="T290"> </text:span></text:span><text:span text:style-name="Strong_20_Emphasis"><text:span text:style-name="T291">en</text:span></text:span><text:span text:style-name="Strong_20_Emphasis"><text:span text:style-name="T290"> </text:span></text:span><text:span text:style-name="Strong_20_Emphasis"><text:span text:style-name="T292">k</text:span></text:span><text:span text:style-name="Strong_20_Emphasis"><text:span text:style-name="T278">lik op </text:span></text:span><text:span text:style-name="Strong_20_Emphasis"><text:span text:style-name="T293">Verder</text:span></text:span><text:span text:style-name="Strong_20_Emphasis"><text:span text:style-name="T278">.</text:span></text:span></text:p>
          </table:table-cell>
        </table:table-row>
      </table:table>
      <text:p text:style-name="P42"><text:span text:style-name="Strong_20_Emphasis"><text:span text:style-name="T164"/></text:span></text:p>
      <text:list xml:id="list121407805069355" text:continue-numbering="true" text:style-name="L1">
        <text:list-item>
          <text:p text:style-name="P84"><text:span text:style-name="Strong_20_Emphasis"><text:span text:style-name="T187">Installatie </text:span></text:span><text:span text:style-name="Strong_20_Emphasis"><text:span text:style-name="T188">afronden</text:span></text:span></text:p>
        </text:list-item>
      </text:list>
      <text:p text:style-name="P46"><text:span text:style-name="Strong_20_Emphasis"><text:span text:style-name="T9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665605025664">
          <table:table-cell table:style-name="_33_._5f_Installatie_5f_afronden.A1" office:value-type="string">
            <text:p text:style-name="P51"><text:span text:style-name="Strong_20_Emphasis"><text:span text:style-name="T111"><text:s/></text:span></text:span><text:span text:style-name="Strong_20_Emphasis"><text:span text:style-name="T153"><draw:control text:anchor-type="as-char" draw:z-index="5" draw:name="Vorm24" draw:style-name="gr1" draw:text-style-name="P91" svg:width="0.35cm" svg:height="0.35cm" draw:control="control6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99">Aanmelden als </text:span></text:span><text:span text:style-name="Definition"><text:span text:style-name="T12">gebruiker</text:span></text:span><text:span text:style-name="Strong_20_Emphasis"><text:span text:style-name="T99">.</text:span></text:span></text:p>
          </table:table-cell>
        </table:table-row>
        <table:table-row table:style-name="TableLine94665605180432"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9"><text:span text:style-name="Strong_20_Emphasis"><text:span text:style-name="T165"/></text:span></text:p>
          </table:table-cell>
        </table:table-row>
        <table:table-row table:style-name="TableLine94665605180432"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85"><text:span text:style-name="Strong_20_Emphasis"><text:span text:style-name="T106">V</text:span></text:span><text:span text:style-name="Strong_20_Emphasis"><text:span text:style-name="T100">olg de aanwijzingen </text:span></text:span><text:span text:style-name="Strong_20_Emphasis"><text:span text:style-name="T107">op de schermen</text:span></text:span><text:span text:style-name="Strong_20_Emphasis"><text:span text:style-name="T168">.</text:span></text:span></text:p>
          </table:table-cell>
        </table:table-row>
        <table:table-row table:style-name="TableLine94665605180432"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9"/>
          </table:table-cell>
        </table:table-row>
        <table:table-row table:style-name="TableLine94665605180720">
          <table:table-cell table:style-name="_33_._5f_Installatie_5f_afronden.A1" office:value-type="string">
            <text:p text:style-name="P50"><text:span text:style-name="Strong_20_Emphasis"><text:span text:style-name="T111"><text:s/></text:span></text:span><text:span text:style-name="Strong_20_Emphasis"><text:span text:style-name="T153"><draw:control text:anchor-type="as-char" draw:z-index="12" draw:name="Vorm4_1" draw:style-name="gr1" draw:text-style-name="P91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11">Installeer </text:span></text:span><text:span text:style-name="Strong_20_Emphasis"><text:span text:style-name="T150">pakket kz</text:span></text:span><text:span text:style-name="Strong_20_Emphasis"><text:span text:style-name="T150"><text:note text:id="ftn7" text:note-class="footnote"><text:note-citation>1</text:note-citation><text:note-body><text:p text:style-name="P74"><text:span text:style-name="T347">Debian-p</text:span>akket kz plaatst documenten en scripts van Karel Zimmer <text:span text:style-name="T346">(zie </text:span><text:a xlink:type="simple" xlink:href="https://karelzimmer.nl/" text:style-name="Internet_20_link" text:visited-style-name="Visited_20_Internet_20_Link"><text:span text:style-name="Strong_20_Emphasis"><text:span text:style-name="T332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12"> </text:span></text:span><text:span text:style-name="Strong_20_Emphasis"><text:span text:style-name="T151">via </text:span></text:span><text:span text:style-name="Strong_20_Emphasis"><text:span text:style-name="T120">een </text:span></text:span><text:span text:style-name="Strong_20_Emphasis"><text:span text:style-name="T135">druk</text:span></text:span><text:span text:style-name="Strong_20_Emphasis"><text:span text:style-name="T120"> op</text:span></text:span><text:span text:style-name="Strong_20_Emphasis"><text:span text:style-name="T136"> de </text:span></text:span><text:span text:style-name="Strong_20_Emphasis"><text:span text:style-name="T123">Super</text:span></text:span><text:span text:style-name="Strong_20_Emphasis"><text:span text:style-name="T136">-toets</text:span></text:span><text:span text:style-name="Strong_20_Emphasis"><text:span text:style-name="T126"><text:note text:id="ftn8" text:note-class="footnote"><text:note-citation>2</text:note-citation><text:note-body><text:p text:style-name="P41"><text:span text:style-name="T232">De </text:span><text:span text:style-name="T233">Super</text:span><text:span text:style-name="T232">-toets is de Windows</text:span><text:span text:style-name="T234">-</text:span><text:span text:style-name="T235">toets</text:span><text:span text:style-name="T232">, </text:span><text:span text:style-name="T234">C</text:span><text:span text:style-name="T232">ommand-</text:span><text:span text:style-name="T235">toets</text:span><text:span text:style-name="T232">, of </text:span><text:span text:style-name="T234">V</text:span><text:span text:style-name="T232">ergrootglas-toets.</text:span></text:p></text:note-body></text:note></text:span></text:span><text:span text:style-name="Strong_20_Emphasis"><text:span text:style-name="T120">, </text:span></text:span><text:span text:style-name="Strong_20_Emphasis"><text:span text:style-name="T133">t</text:span></text:span><text:span text:style-name="Strong_20_Emphasis"><text:span text:style-name="T125">yp </text:span></text:span><text:span text:style-name="Strong_20_Emphasis"><text:span text:style-name="T175">ter</text:span></text:span><text:span text:style-name="Strong_20_Emphasis"><text:span text:style-name="T176">m</text:span></text:span><text:span text:style-name="Strong_20_Emphasis"><text:span text:style-name="T114"> </text:span></text:span><text:span text:style-name="Strong_20_Emphasis"><text:span text:style-name="T134">e</text:span></text:span><text:span text:style-name="Strong_20_Emphasis"><text:span text:style-name="T112">n </text:span></text:span><text:span text:style-name="Strong_20_Emphasis"><text:span text:style-name="T128">k</text:span></text:span><text:span text:style-name="Strong_20_Emphasis"><text:span text:style-name="T112">lik op het pictogram van </text:span></text:span><text:span text:style-name="Strong_20_Emphasis"><text:span text:style-name="T177">Terminalvenster</text:span></text:span><text:span text:style-name="Strong_20_Emphasis"><text:span text:style-name="T114">.</text:span></text:span></text:p>
          </table:table-cell>
        </table:table-row>
        <table:table-row table:style-name="TableLine94665605181008">
          <table:table-cell table:style-name="_33_._5f_Installatie_5f_afronden.A1" office:value-type="string">
            <text:p text:style-name="P52"><text:span text:style-name="Strong_20_Emphasis"><text:span text:style-name="T111"/></text:span></text:p>
          </table:table-cell>
          <table:table-cell table:style-name="_33_._5f_Installatie_5f_afronden.A1" office:value-type="string">
            <text:p text:style-name="P55"><text:span text:style-name="T6">Typ</text:span><text:span text:style-name="Strong_20_Emphasis"><text:span text:style-name="T115">, of </text:span></text:span><text:span text:style-name="Strong_20_Emphasis"><text:span text:style-name="T114">kopieer en plak, de</text:span></text:span><text:span text:style-name="Strong_20_Emphasis"><text:span text:style-name="T137">z</text:span></text:span><text:span text:style-name="Strong_20_Emphasis"><text:span text:style-name="T114">e </text:span></text:span><text:span text:style-name="Strong_20_Emphasis"><text:span text:style-name="T117">twee </text:span></text:span><text:span text:style-name="Strong_20_Emphasis"><text:span text:style-name="T114">opdrachten, ieder gevolgd door de </text:span></text:span><text:span text:style-name="Strong_20_Emphasis"><text:span text:style-name="T113">Enter</text:span></text:span><text:span text:style-name="Strong_20_Emphasis"><text:span text:style-name="T112">-toets:<text:line-break/></text:span></text:span><text:span text:style-name="User_20_Entry"><text:span text:style-name="T63">wget karelzimmer.nl/</text:span></text:span><text:span text:style-name="User_20_Entry"><text:span text:style-name="T64">kz</text:span></text:span><text:span text:style-name="User_20_Entry"><text:span text:style-name="T63"><text:line-break/>bash </text:span></text:span><text:span text:style-name="User_20_Entry"><text:span text:style-name="T64">kz</text:span></text:span></text:p>
          </table:table-cell>
        </table:table-row>
        <table:table-row table:style-name="TableLine94665605181296"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63"><text:span text:style-name="T3">V</text:span><text:span text:style-name="Strong_20_Emphasis"><text:span text:style-name="T118">olg </text:span></text:span><text:span text:style-name="Strong_20_Emphasis"><text:span text:style-name="T119">de aanwijzingen op het scherm.</text:span></text:span></text:p>
          </table:table-cell>
        </table:table-row>
        <table:table-row table:style-name="TableLine94665605181584"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3"/>
          </table:table-cell>
        </table:table-row>
        <table:table-row table:style-name="TableLine94665605181872">
          <table:table-cell table:style-name="_33_._5f_Installatie_5f_afronden.A1" office:value-type="string">
            <text:p text:style-name="P51"><text:span text:style-name="Strong_20_Emphasis"><text:span text:style-name="T111"><text:s/></text:span></text:span><text:span text:style-name="Strong_20_Emphasis"><text:span text:style-name="T153"><draw:control text:anchor-type="as-char" draw:z-index="6" draw:name="Vorm37" draw:style-name="gr1" draw:text-style-name="P91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38">Rond de</text:span></text:span><text:span text:style-name="Strong_20_Emphasis"><text:span text:style-name="T139"> installatie </text:span></text:span><text:span text:style-name="Strong_20_Emphasis"><text:span text:style-name="T138">af</text:span></text:span><text:span text:style-name="Strong_20_Emphasis"><text:span text:style-name="T138"><text:note text:id="ftn9" text:note-class="footnote"><text:note-citation>3</text:note-citation><text:note-body><text:p text:style-name="Footnote">De installatie kan <text:span text:style-name="T344">ge</text:span>controle<text:span text:style-name="T344">e</text:span>r<text:span text:style-name="T344">d worden </text:span>op volledigheid met <text:span text:style-name="T345">bestand</text:span> <text:span text:style-name="T341">Persoonlijke map / kz / Apps</text:span>.</text:p></text:note-body></text:note></text:span></text:span><text:span text:style-name="Strong_20_Emphasis"><text:span text:style-name="T138"> </text:span></text:span><text:span text:style-name="Strong_20_Emphasis"><text:span text:style-name="T112">via </text:span></text:span><text:span text:style-name="Strong_20_Emphasis"><text:span text:style-name="T140">een</text:span></text:span><text:span text:style-name="Strong_20_Emphasis"><text:span text:style-name="T141"> druk</text:span></text:span><text:span text:style-name="Strong_20_Emphasis"><text:span text:style-name="T140"> op</text:span></text:span><text:span text:style-name="Strong_20_Emphasis"><text:span text:style-name="T136"> de </text:span></text:span><text:span text:style-name="Strong_20_Emphasis"><text:span text:style-name="T123">Super</text:span></text:span><text:span text:style-name="Strong_20_Emphasis"><text:span text:style-name="T136">-toets</text:span></text:span><text:span text:style-name="Strong_20_Emphasis"><text:span text:style-name="T70"><text:note-ref text:note-class="footnote" text:reference-format="text" text:ref-name="ftn8">2</text:note-ref></text:span></text:span><text:span text:style-name="Strong_20_Emphasis"><text:span text:style-name="T120">, </text:span></text:span><text:span text:style-name="Strong_20_Emphasis"><text:span text:style-name="T133">t</text:span></text:span><text:span text:style-name="Strong_20_Emphasis"><text:span text:style-name="T125">yp </text:span></text:span><text:span text:style-name="Strong_20_Emphasis"><text:span text:style-name="T173">men</text:span></text:span><text:span text:style-name="Strong_20_Emphasis"><text:span text:style-name="T172">u</text:span></text:span><text:span text:style-name="Strong_20_Emphasis"><text:span text:style-name="T126"> </text:span></text:span><text:span text:style-name="Strong_20_Emphasis"><text:span text:style-name="T134">e</text:span></text:span><text:span text:style-name="Strong_20_Emphasis"><text:span text:style-name="T112">n </text:span></text:span><text:span text:style-name="Strong_20_Emphasis"><text:span text:style-name="T128">k</text:span></text:span><text:span text:style-name="Strong_20_Emphasis"><text:span text:style-name="T112">lik op het pictogram van </text:span></text:span><text:span text:style-name="Strong_20_Emphasis"><text:span text:style-name="T189">Installatiem</text:span></text:span><text:span text:style-name="Strong_20_Emphasis"><text:span text:style-name="T190">enu</text:span></text:span><text:span text:style-name="Strong_20_Emphasis"><text:span text:style-name="T126">.</text:span></text:span></text:p>
          </table:table-cell>
        </table:table-row>
        <table:table-row table:style-name="TableLine94665605182160">
          <table:table-cell table:style-name="_33_._5f_Installatie_5f_afronden.A1" office:value-type="string">
            <text:p text:style-name="P51"><text:span text:style-name="Strong_20_Emphasis"><text:span text:style-name="T111"/></text:span></text:p>
          </table:table-cell>
          <table:table-cell table:style-name="_33_._5f_Installatie_5f_afronden.A1" office:value-type="string">
            <text:p text:style-name="P64"><text:span text:style-name="Strong_20_Emphasis"><text:span text:style-name="T142">K</text:span></text:span><text:span text:style-name="Strong_20_Emphasis"><text:span text:style-name="T130">ie</text:span></text:span><text:span text:style-name="Strong_20_Emphasis"><text:span text:style-name="T131">s </text:span></text:span><text:span text:style-name="Strong_20_Emphasis"><text:span text:style-name="T194">3</text:span></text:span><text:span text:style-name="Strong_20_Emphasis"><text:span text:style-name="T169"> </text:span></text:span><text:span text:style-name="Strong_20_Emphasis"><text:span text:style-name="T195">Installatie</text:span></text:span><text:span text:style-name="Strong_20_Emphasis"><text:span text:style-name="T196"> </text:span></text:span><text:span text:style-name="Strong_20_Emphasis"><text:span text:style-name="T197">afronden</text:span></text:span><text:span text:style-name="Strong_20_Emphasis"><text:span text:style-name="T142"> </text:span></text:span><text:span text:style-name="Strong_20_Emphasis"><text:span text:style-name="T132">en </text:span></text:span><text:span text:style-name="Strong_20_Emphasis"><text:span text:style-name="T143">v</text:span></text:span><text:span text:style-name="Strong_20_Emphasis"><text:span text:style-name="T119">olg de aanwijzingen op het scherm.</text:span></text:span></text:p>
          </table:table-cell>
        </table:table-row>
      </table:table>
      <text:p text:style-name="P46"><text:span text:style-name="Strong_20_Emphasis"><text:span text:style-name="T99"><text:tab/></text:span></text:span></text:p>
      <text:p text:style-name="P47"><text:span text:style-name="Strong_20_Emphasis"><text:span text:style-name="T132"/></text:span></text:p>
      <text:p text:style-name="P48"><text:span text:style-name="Strong_20_Emphasis"><text:span text:style-name="T119"/></text:span></text:p>
      <text:list xml:id="list121408347708101" text:continue-numbering="true" text:style-name="L1">
        <text:list-item>
          <text:p text:style-name="P88"><text:span text:style-name="Strong_20_Emphasis"><text:span text:style-name="T2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 table:style-name="TableLine94665605182448">
          <table:table-cell table:style-name="Tabel2.A1" office:value-type="string">
            <text:p text:style-name="P56"><text:span text:style-name="Strong_20_Emphasis"><text:span text:style-name="T111"><text:s/></text:span></text:span><text:span text:style-name="Strong_20_Emphasis"><text:span text:style-name="T153"><draw:control text:anchor-type="as-char" draw:z-index="13" draw:name="Vorm40_0" draw:style-name="gr1" draw:text-style-name="P91" svg:width="0.35cm" svg:height="0.35cm" draw:control="control14"/></text:span></text:span></text:p>
          </table:table-cell>
          <table:table-cell table:style-name="Tabel2.A1" office:value-type="string">
            <text:p text:style-name="P21"><text:span text:style-name="Strong_20_Emphasis"><text:span text:style-name="T99">Aanmelden als </text:span></text:span><text:span text:style-name="Definition"><text:span text:style-name="T12">gebruiker</text:span></text:span><text:span text:style-name="Strong_20_Emphasis"><text:span text:style-name="T144"><text:note text:id="ftn10" text:note-class="footnote"><text:note-citation>1</text:note-citation><text:note-body><text:p text:style-name="P68"><text:span text:style-name="User_20_Entry"><text:span text:style-name="T213">E</text:span></text:span><text:span text:style-name="User_20_Entry"><text:span text:style-name="T214">ventuele extra </text:span></text:span><text:span text:style-name="User_20_Entry"><text:span text:style-name="T215">gebruiker</text:span></text:span><text:span text:style-name="User_20_Entry"><text:span text:style-name="T214">s aanmelden en dezelfde stappen uitvoeren.</text:span></text:span></text:p></text:note-body></text:note></text:span></text:span><text:span text:style-name="Strong_20_Emphasis"><text:span text:style-name="T99">.</text:span></text:span></text:p>
          </table:table-cell>
        </table:table-row>
        <table:table-row table:style-name="TableLine94665605218416"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24"/>
          </table:table-cell>
        </table:table-row>
        <table:table-row table:style-name="TableLine94665605255568">
          <table:table-cell table:style-name="Tabel2.A1" office:value-type="string">
            <text:p text:style-name="P61"><text:span text:style-name="Strong_20_Emphasis"><text:span text:style-name="T111"><text:s/></text:span></text:span><text:span text:style-name="Strong_20_Emphasis"><text:span text:style-name="T153"><draw:control text:anchor-type="as-char" draw:z-index="15" draw:name="Vorm40_2" draw:style-name="gr1" draw:text-style-name="P91" svg:width="0.35cm" svg:height="0.35cm" draw:control="control16"/></text:span></text:span></text:p>
          </table:table-cell>
          <table:table-cell table:style-name="Tabel2.A1" office:value-type="string">
            <text:p text:style-name="P20"><text:span text:style-name="Strong_20_Emphasis"><text:span text:style-name="T145">R</text:span></text:span><text:span text:style-name="Strong_20_Emphasis"><text:span text:style-name="T146">icht </text:span></text:span><text:span text:style-name="Strong_20_Emphasis"><text:span text:style-name="T147">de </text:span></text:span><text:span text:style-name="Definition"><text:span text:style-name="T21">gebruiker</text:span></text:span><text:span text:style-name="Strong_20_Emphasis"><text:span text:style-name="T146"> </text:span></text:span><text:span text:style-name="Strong_20_Emphasis"><text:span text:style-name="T148">in </text:span></text:span><text:span text:style-name="Strong_20_Emphasis"><text:span text:style-name="T112">via </text:span></text:span><text:span text:style-name="Strong_20_Emphasis"><text:span text:style-name="T140">een</text:span></text:span><text:span text:style-name="Strong_20_Emphasis"><text:span text:style-name="T141"> druk</text:span></text:span><text:span text:style-name="Strong_20_Emphasis"><text:span text:style-name="T140"> op</text:span></text:span><text:span text:style-name="Strong_20_Emphasis"><text:span text:style-name="T136"> de </text:span></text:span><text:span text:style-name="Strong_20_Emphasis"><text:span text:style-name="T123">Super</text:span></text:span><text:span text:style-name="Strong_20_Emphasis"><text:span text:style-name="T136">-toets</text:span></text:span><text:span text:style-name="Strong_20_Emphasis"><text:span text:style-name="T70"><text:note text:id="ftn11" text:note-class="footnote"><text:note-citation>2</text:note-citation><text:note-body><text:p text:style-name="P66"><text:span text:style-name="T219">D</text:span>e <text:span text:style-name="T335">Super</text:span>-toets <text:span text:style-name="T219">is </text:span>de Windows<text:span text:style-name="T338">-</text:span><text:span text:style-name="T334">toets</text:span>, <text:span text:style-name="T338">C</text:span>ommand-<text:span text:style-name="T334">toets</text:span>, of <text:span text:style-name="T338">V</text:span>ergrootglas-toets.</text:p></text:note-body></text:note></text:span></text:span><text:span text:style-name="Strong_20_Emphasis"><text:span text:style-name="T120">, </text:span></text:span><text:span text:style-name="Strong_20_Emphasis"><text:span text:style-name="T133">t</text:span></text:span><text:span text:style-name="Strong_20_Emphasis"><text:span text:style-name="T125">yp </text:span></text:span><text:span text:style-name="Strong_20_Emphasis"><text:span text:style-name="T173">men</text:span></text:span><text:span text:style-name="Strong_20_Emphasis"><text:span text:style-name="T172">u</text:span></text:span><text:span text:style-name="Strong_20_Emphasis"><text:span text:style-name="T126"> </text:span></text:span><text:span text:style-name="Strong_20_Emphasis"><text:span text:style-name="T134">e</text:span></text:span><text:span text:style-name="Strong_20_Emphasis"><text:span text:style-name="T112">n </text:span></text:span><text:span text:style-name="Strong_20_Emphasis"><text:span text:style-name="T128">k</text:span></text:span><text:span text:style-name="Strong_20_Emphasis"><text:span text:style-name="T112">lik op het pictogram van </text:span></text:span><text:span text:style-name="Strong_20_Emphasis"><text:span text:style-name="T189">Installatiem</text:span></text:span><text:span text:style-name="Strong_20_Emphasis"><text:span text:style-name="T190">enu</text:span></text:span><text:span text:style-name="Strong_20_Emphasis"><text:span text:style-name="T126">.</text:span></text:span></text:p>
          </table:table-cell>
        </table:table-row>
        <table:table-row table:style-name="TableLine94665605255856"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19"><text:span text:style-name="Strong_20_Emphasis"><text:span text:style-name="T142">K</text:span></text:span><text:span text:style-name="Strong_20_Emphasis"><text:span text:style-name="T130">ie</text:span></text:span><text:span text:style-name="Strong_20_Emphasis"><text:span text:style-name="T131">s </text:span></text:span><text:span text:style-name="Strong_20_Emphasis"><text:span text:style-name="T194">4 </text:span></text:span><text:span text:style-name="Strong_20_Emphasis"><text:span text:style-name="T174">Gebruiker inrichten</text:span></text:span><text:span text:style-name="Strong_20_Emphasis"><text:span text:style-name="T142"> </text:span></text:span><text:span text:style-name="Strong_20_Emphasis"><text:span text:style-name="T132">en </text:span></text:span><text:span text:style-name="Strong_20_Emphasis"><text:span text:style-name="T143">v</text:span></text:span><text:span text:style-name="Strong_20_Emphasis"><text:span text:style-name="T119">olg de aanwijzingen op het scherm</text:span></text:span><text:span text:style-name="Strong_20_Emphasis"><text:span text:style-name="T170">.</text:span></text:span></text:p>
          </table:table-cell>
        </table:table-row>
      </table:table>
      <text:p text:style-name="P18"><text:span text:style-name="Strong_20_Emphasis"><text:span text:style-name="T149"/></text:span></text:p>
      <text:p text:style-name="P36"/>
      <text:p text:style-name="P36"/>
      <text:p text:style-name="P38"><text:span text:style-name="T227">E</text:span><text:span text:style-name="T228">inde c</text:span><text:span text:style-name="T229">hecklist, </text:span><text:span text:style-name="T230">d</text:span><text:span text:style-name="T229">e installatie van </text:span><text:span text:style-name="T229"><text:reference-ref text:reference-format="text" text:ref-name="Distributie">Ubuntu</text:reference-ref></text:span><text:span text:style-name="T229"><text:s/></text:span><text:span text:style-name="T231"><text:reference-ref text:reference-format="text" text:ref-name="Versie">22.04</text:reference-ref></text:span><text:span text:style-name="Strong_20_Emphasis"><text:span text:style-name="T252"><text:s/></text:span></text:span><text:span text:style-name="Strong_20_Emphasis"><text:span text:style-name="T253">LTS</text:span></text:span><text:span text:style-name="T69"> </text:span><text:span text:style-name="T229"><text:reference-ref text:reference-format="text" text:ref-name="Editie">Desktop</text:reference-ref></text:span><text:span text:style-name="T229"><text:s/>is voltooid.</text:span></text:p>
      <text:p text:style-name="P16"/>
      <text:p text:style-name="P6"><text:span text:style-name="T160">Geschreven</text:span><text:span text:style-name="T101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101">&gt;</text:span><text:span text:style-name="T10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9-17T12:14:06.113222697">17-09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9-17T12:13:42.111294211</dc:date>
    <meta:keyword>Installatie</meta:keyword>
    <meta:keyword>Checklist</meta:keyword>
    <meta:keyword>Linux</meta:keyword>
    <meta:editing-cycles>6522</meta:editing-cycles>
    <meta:editing-duration>P11DT12H51M45S</meta:editing-duration>
    <meta:print-date>2021-03-23T20:07:57.967210640</meta:print-date>
    <dc:creator>Karel Zimmer</dc:creator>
    <meta:document-statistic meta:table-count="4" meta:image-count="0" meta:object-count="0" meta:page-count="4" meta:paragraph-count="76" meta:word-count="734" meta:character-count="5074" meta:non-whitespace-character-count="4365"/>
    <meta:user-defined meta:name="Info 1"/>
    <meta:user-defined meta:name="Info 2"/>
    <meta:user-defined meta:name="Info 3"/>
    <meta:user-defined meta:name="Info 4"/>
  </office:meta>
</office:document-meta>
</file>